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.suppressProperty( Class classContainingTheProperty , Class propertyType ,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.suppressProperty( Class clazz , Class propertyType , String property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in.addStrategy( PropertySuppression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